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937in"/>
    </style:style>
    <style:style style:name="co9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umber of nodes</text:p>
          </table:table-cell>
          <table:table-cell office:value-type="string" calcext:value-type="string">
            <text:p>Number of groups</text:p>
          </table:table-cell>
          <table:table-cell office:value-type="string" calcext:value-type="string">
            <text:p>Group Size</text:p>
          </table:table-cell>
          <table:table-cell office:value-type="string" calcext:value-type="string">
            <text:p># Viable Solutions</text:p>
          </table:table-cell>
          <table:table-cell office:value-type="string" calcext:value-type="string">
            <text:p>Time (seconds)</text:p>
          </table:table-cell>
          <table:table-cell table:style-name="Default" office:value-type="string" calcext:value-type="string">
            <text:p>Max path cost</text:p>
          </table:table-cell>
          <table:table-cell office:value-type="string" calcext:value-type="string">
            <text:p>Max step cost</text:p>
          </table:table-cell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Runtime Improvement</text:p>
          </table:table-cell>
          <table:table-cell table:style-name="ce3" office:value-type="string" calcext:value-type="string">
            <text:p>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550" calcext:value-type="float">
            <text:p>11550</text:p>
          </table:table-cell>
          <table:table-cell office:value-type="float" office:value="4.61098623275757" calcext:value-type="float">
            <text:p>4.61098623275757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 → 3</text:p>
          </table:table-cell>
          <table:table-cell table:formula="of:=100*((([.E5]/[.E2])+([.E6]/[.E3])+([.E7]/[.E4]))/3)" office:value-type="float" office:value="43.454938026282" calcext:value-type="float">
            <text:p>43.4549380262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2400" calcext:value-type="float">
            <text:p>92400</text:p>
          </table:table-cell>
          <table:table-cell office:value-type="float" office:value="46.6225876808167" calcext:value-type="float">
            <text:p>46.6225876808167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47400" calcext:value-type="float">
            <text:p>1247400</text:p>
          </table:table-cell>
          <table:table-cell office:value-type="float" office:value="893.783821344376" calcext:value-type="float">
            <text:p>893.783821344376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550" calcext:value-type="float">
            <text:p>11550</text:p>
          </table:table-cell>
          <table:table-cell office:value-type="float" office:value="1.94485354423523" calcext:value-type="float">
            <text:p>1.94485354423523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2400" calcext:value-type="float">
            <text:p>92400</text:p>
          </table:table-cell>
          <table:table-cell office:value-type="float" office:value="20.5590043067932" calcext:value-type="float">
            <text:p>20.5590043067932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47400" calcext:value-type="float">
            <text:p>1247400</text:p>
          </table:table-cell>
          <table:table-cell office:value-type="float" office:value="394.064499139786" calcext:value-type="float">
            <text:p>394.064499139786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2:58:33.357230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1:08:04.762150993</meta:creation-date>
    <meta:generator>LibreOffice/7.1.6.2.0$Linux_X86_64 LibreOffice_project/10$Build-2</meta:generator>
    <dc:date>2021-10-24T13:02:44.501736631</dc:date>
    <meta:editing-duration>PT1H56S</meta:editing-duration>
    <meta:editing-cycles>17</meta:editing-cycles>
    <meta:document-statistic meta:table-count="1" meta:cell-count="60" meta:object-count="0"/>
  </office:meta>
</office:document-meta>
</file>